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4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TAB_5f_VANESSA_20_MIGUEL_20_DE_20_CAMPOS_20__5f__20_M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1" table:default-cell-style-name="ce55"/>
        <table:table-column table:style-name="co6" table:default-cell-style-name="ce55"/>
        <table:table-column table:style-name="co7" table:default-cell-style-name="ce55"/>
        <table:table-column table:style-name="co8" table:number-columns-repeated="55" table:default-cell-style-name="ce55"/>
        <table:table-row table:style-name="ro1">
          <table:table-cell table:style-name="ce1" office:value-type="string" calcext:value-type="string">
            <text:p>DATA</text:p>
          </table:table-cell>
          <table:table-cell table:style-name="ce56" office:value-type="string" calcext:value-type="string">
            <text:p>NF - SERV. PROD. </text:p>
          </table:table-cell>
          <table:table-cell table:style-name="ce61" office:value-type="string" calcext:value-type="string">
            <text:p>R$</text:p>
          </table:table-cell>
          <table:table-cell table:style-name="ce64"/>
          <table:table-cell table:style-name="ce66" office:value-type="string" calcext:value-type="string">
            <text:p>PAGO</text:p>
          </table:table-cell>
          <table:table-cell table:style-name="ce6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0" office:value-type="string" calcext:value-type="string">
            <text:p>SALDO DEVEDOR</text:p>
          </table:table-cell>
          <table:table-cell table:style-name="ce7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NF 6314 - process. 08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NF 6323 - process. 09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NF 6332 - process. 10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4-11-12" calcext:value-type="date">
            <text:p>12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NF 6341 - process. 11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NF 6350 - process. 12/2024</text:p>
          </table:table-cell>
          <table:table-cell table:style-name="ce62" office:value-type="float" office:value="500" calcext:value-type="float">
            <text:p>50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00" calcext:value-type="float">
            <text:p>500,00</text:p>
          </table:table-cell>
          <table:table-cell table:style-name="ce50" office:value-type="date" office:date-value="2025-01-22" calcext:value-type="date">
            <text:p>22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NF 6359 - process. 01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NF 6368 - process. 02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3-19" calcext:value-type="date">
            <text:p>19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NF 6377 - process. 03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4-16" calcext:value-type="date">
            <text:p>16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NF 6386 - process. 04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5-06" calcext:value-type="date">
            <text:p>06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NF 6395 - process. 05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NF 6404 - process. 06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7-21" calcext:value-type="date">
            <text:p>21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NF 6413 - process. 07/2025</text:p>
          </table:table-cell>
          <table:table-cell table:style-name="ce62" office:value-type="float" office:value="530" calcext:value-type="float">
            <text:p>530,00</text:p>
          </table:table-cell>
          <table:table-cell table:style-name="ce65"/>
          <table:table-cell table:style-name="ce67" office:value-type="string" calcext:value-type="string">
            <text:p>pg</text:p>
          </table:table-cell>
          <table:table-cell table:style-name="ce62" office:value-type="float" office:value="530" calcext:value-type="float">
            <text:p>530,00</text:p>
          </table:table-cell>
          <table:table-cell table:style-name="ce50" office:value-type="date" office:date-value="2025-08-13" calcext:value-type="date">
            <text:p>13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7"/>
          <table:table-cell table:number-columns-repeated="55"/>
        </table:table-row>
        <table:table-row table:style-name="ro2">
          <table:table-cell table:style-name="ce51" office:value-type="string" calcext:value-type="string">
            <text:p>Pagamento todo dia 10.</text:p>
          </table:table-cell>
          <table:table-cell table:style-name="ce58" table:number-columns-repeated="5"/>
          <table:table-cell table:style-name="ce69" office:value-type="string" calcext:value-type="string">
            <text:p>TOTAL</text:p>
          </table:table-cell>
          <table:table-cell table:style-name="ce61" table:formula="of:=SUM([.H2:.H13])" office:value-type="float" office:value="0" calcext:value-type="float">
            <text:p>-</text:p>
          </table:table-cell>
          <table:table-cell table:style-name="ce71"/>
          <table:table-cell table:number-columns-repeated="55"/>
        </table:table-row>
        <table:table-row table:style-name="ro2">
          <table:table-cell table:style-name="ce52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Default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>
          <table:table-cell table:style-name="ce54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">
          <table:table-cell table:style-name="ce53"/>
          <table:table-cell table:style-name="ce60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1976">
          <table:table-cell table:style-name="ce53"/>
          <table:table-cell table:style-name="ce59"/>
          <table:table-cell table:style-name="ce63" table:number-columns-repeated="2"/>
          <table:table-cell table:style-name="ce68"/>
          <table:table-cell table:style-name="ce63"/>
          <table:table-cell table:style-name="ce53"/>
          <table:table-cell table:style-name="ce63"/>
          <table:table-cell table:style-name="ce72"/>
          <table:table-cell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3" table:number-rows-repeated="9830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>
        <table:named-range table:name="BuiltIn_Print_Titles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0:58:49.38435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VANESSA_20_MIGUEL_20_DE_20_CAMPOS_20__5f__20_ME" style:display-name="TAB_VANESSA MIGUEL DE CAMPOS _ ME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0:58:49.386418100">00:00:00</text:time></text:span><text:span text:style-name="MT2"><text:s/></text:span></text:p>
        </style:region-center>
        <style:region-right>
          <text:p><text:span text:style-name="MT4">Vida &amp; Saúde - Academia de Musc.,</text:span></text:p>
          <text:p><text:span text:style-name="MT4">Hidroginástica e Lazer Ltda.</text:span></text:p>
          <text:p><text:span text:style-name="MT2">Adal/Daniela - Tel.: 3248-1372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29">00/00/0000</text:date><text:s/>- <text:time style:data-style-name="N2" text:time-value="10:58:49.392052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Vida &amp; Saúde - Ac. Musc.,</text:span></text:p>
          <text:p><text:span text:style-name="MT4">Hidr. e Lazer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3:00:00</meta:creation-date>
    <dc:date>2025-08-29T10:59:21.330218500</dc:date>
    <meta:print-date>2020-01-06T16:38:44.221000000</meta:print-date>
    <dc:language>pt-PT</dc:language>
    <meta:editing-cycles>527</meta:editing-cycles>
    <meta:editing-duration>PT6H23M57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